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6" office:value-type="string" calcext:value-type="string">
            <text:p>Mens. 07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8-06" calcext:value-type="date">
            <text:p>06/08/2025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6" office:value-type="string" calcext:value-type="string">
            <text:p>Mens. 08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9-30" calcext:value-type="date">
            <text:p>30/09/2025</text:p>
          </table:table-cell>
          <table:table-cell table:style-name="ce26" office:value-type="string" calcext:value-type="string">
            <text:p>Mens. 09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0-31" calcext:value-type="date">
            <text:p>31/10/2025</text:p>
          </table:table-cell>
          <table:table-cell table:style-name="ce26" office:value-type="string" calcext:value-type="string">
            <text:p>Mens. 10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1-07" calcext:value-type="date">
            <text:p>07/11/2025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1-30" calcext:value-type="date">
            <text:p>30/11/2025</text:p>
          </table:table-cell>
          <table:table-cell table:style-name="ce26" office:value-type="string" calcext:value-type="string">
            <text:p>Mens. 11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2-10" calcext:value-type="date">
            <text:p>10/12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2-31" calcext:value-type="date">
            <text:p>31/12/2025</text:p>
          </table:table-cell>
          <table:table-cell table:style-name="ce26" office:value-type="string" calcext:value-type="string">
            <text:p>Mens. 1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6-01-07" calcext:value-type="date">
            <text:p>07/01/2026</text:p>
          </table:table-cell>
          <table:table-cell table:style-name="ce28" table:formula="of:=[.C7]-[.F7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7])" office:value-type="float" office:value="0" calcext:value-type="float">
            <text:p>-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date-style style:name="N120">
      <number:month number:textual="true"/>
      <number:text> </number:text>
      <number:year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. </number:text>
      <number:month number:textual="true"/>
      <number:text> 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currency-style style:name="N127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 number:style="long"/>
      <number:text>.</number:text>
      <number:month number:style="long"/>
      <number:text>.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text>(</number:text>
      <number:number number:decimal-places="2" number:min-decimal-places="2" number:min-integer-digits="1" number:grouping="true"/>
      <number:text>)</number:text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date-style style:name="N132">
      <number:day number:style="long"/>
      <number:text>. 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10:08.254653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6:10:08.256610500">00:00:00</text:time></text:span><text:span text:style-name="MT2"><text:time style:data-style-name="N2" text:time-value="16:10:08.256650300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16:32Z</meta:creation-date>
    <dc:date>2026-01-20T16:10:36.590574500</dc:date>
    <meta:editing-cycles>694</meta:editing-cycles>
    <meta:editing-duration>PT57M9S</meta:editing-duration>
    <meta:print-date>2022-07-04T10:09:13.162219555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